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4.771cm"/>
    </style:style>
    <style:style style:name="co4" style:family="table-column">
      <style:table-column-properties fo:break-before="auto" style:column-width="3.17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7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8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6" table:number-columns-repeated="2"/>
          <table:table-cell table:style-name="ce36" office:value-type="string">
            <text:p>GPS</text:p>
          </table:table-cell>
          <table:table-cell table:style-name="ce36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4-01_11-12-01_000.jpg</text:p>
          </table:table-cell>
          <table:table-cell table:style-name="ce17" office:value-type="string">
            <text:p>:m RES 1-3*3 / free# JVEMV6 71#_11 / 71. logic / w:domain;equality-relation;higher-order;full-semantics;,other=~,think~</text:p>
          </table:table-cell>
          <table:table-cell table:style-name="ce4"/>
          <table:table-cell table:style-name="ce4"/>
          <table:table-cell table:style-name="ce4" office:value-type="string">
            <text:p>N-35-35-28.710937 E-139-34-49.324951</text:p>
          </table:table-cell>
          <table:table-cell table:style-name="ce37" table:formula="of:=IF([.E2]=&quot;&quot;;[.C2];CONCATENATE([.C2];&quot; / &quot;;[.E2]))" office:value-type="string" office:string-value=":m RES 1-3*3 / free# JVEMV6 71#_11 / 71. logic / w:domain;equality-relation;higher-order;full-semantics;,other=~,think~">
            <text:p>:m RES 1-3*3 / free# JVEMV6 71#_11 / 71. logic / w:domain;equality-relation;higher-order;full-semantics;,other=~,think~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4-01_12-40-04_000.jpg</text:p>
          </table:table-cell>
          <table:table-cell table:style-name="ce18" office:value-type="string">
            <text:p>:m 食べた物</text:p>
          </table:table-cell>
          <table:table-cell table:style-name="ce4"/>
          <table:table-cell table:style-name="ce4"/>
          <table:table-cell table:style-name="ce4" office:value-type="string">
            <text:p>N-35-35-28.601074 E-139-34-48.775634</text:p>
          </table:table-cell>
          <table:table-cell table:style-name="ce37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4-01_14-36-56_000.jpg</text:p>
          </table:table-cell>
          <table:table-cell table:style-name="ce18" office:value-type="string">
            <text:p>:m RES 1*1 / free# JVEMV6 70#_23 / 70. CO2 / w:methanol,topic=list-of-results,other=~,think~</text:p>
          </table:table-cell>
          <table:table-cell table:style-name="ce18"/>
          <table:table-cell table:style-name="ce4"/>
          <table:table-cell table:style-name="ce4" office:value-type="string">
            <text:p>N-35-35-28.559875 E-139-34-48.995361</text:p>
          </table:table-cell>
          <table:table-cell table:style-name="ce37" table:formula="of:=IF([.E4]=&quot;&quot;;[.C4];CONCATENATE([.C4];&quot; / &quot;;[.E4]))" office:value-type="string" office:string-value=":m RES 1*1 / free# JVEMV6 70#_23 / 70. CO2 / w:methanol,topic=list-of-results,other=~,think~">
            <text:p>:m RES 1*1 / free# JVEMV6 70#_23 / 70. CO2 / w:methanol,topic=list-of-results,other=~,think~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4-01_16-27-29_000.jpg</text:p>
          </table:table-cell>
          <table:table-cell table:style-name="ce18" office:value-type="string">
            <text:p>:m koto 1*1 / session-memo / s.1:table=pitches;chords \\\ s.2:todays-melody,scale=hira,tempo=85</text:p>
          </table:table-cell>
          <table:table-cell table:style-name="ce18"/>
          <table:table-cell table:style-name="ce4"/>
          <table:table-cell table:style-name="ce4" office:value-type="string">
            <text:p>N-35-35-28.62854 E-139-34-49.434814</text:p>
          </table:table-cell>
          <table:table-cell table:style-name="ce37" table:formula="of:=IF([.E5]=&quot;&quot;;[.C5];CONCATENATE([.C5];&quot; / &quot;;[.E5]))" office:value-type="string" office:string-value=":m koto 1*1 / session-memo / s.1:table=pitches;chords \\\ s.2:todays-melody,scale=hira,tempo=85">
            <text:p>:m koto 1*1 / session-memo / s.1:table=pitches;chords \\\ s.2:todays-melody,scale=hira,tempo=85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4-01_19-18-23_000.jpg</text:p>
          </table:table-cell>
          <table:table-cell table:style-name="ce18" office:value-type="string">
            <text:p>:m :篠笛,shinobue 1-3*3 / session-memo / s.1:todays-melody,genr=~,key=G,tempo=110 \\\ s.2:prac:high-low-sequence,genr=~,key=D,other=~,tempo=90 \\\ s.3:todays-melody,for=high-notes,genr=~,key=E,other=~,tempo=85</text:p>
          </table:table-cell>
          <table:table-cell table:style-name="ce19"/>
          <table:table-cell table:style-name="ce4"/>
          <table:table-cell table:style-name="ce4" office:value-type="string">
            <text:p>N-35-35-28.72467 E-139-34-49.324951</text:p>
          </table:table-cell>
          <table:table-cell table:style-name="ce37" table:formula="of:=IF([.E6]=&quot;&quot;;[.C6];CONCATENATE([.C6];&quot; / &quot;;[.E6]))" office:value-type="string" office:string-value=":m :篠笛,shinobue 1-3*3 / session-memo / s.1:todays-melody,genr=~,key=G,tempo=110 \\\ s.2:prac:high-low-sequence,genr=~,key=D,other=~,tempo=90 \\\ s.3:todays-melody,for=high-notes,genr=~,key=E,other=~,tempo=85">
            <text:p>:m :篠笛,shinobue 1-3*3 / session-memo / s.1:todays-melody,genr=~,key=G,tempo=110 \\\ s.2:prac:high-low-sequence,genr=~,key=D,other=~,tempo=90 \\\ s.3:todays-melody,for=high-notes,genr=~,key=E,other=~,tempo=85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4-01_21-06-43_000.jpg</text:p>
          </table:table-cell>
          <table:table-cell table:style-name="ce18" office:value-type="string">
            <text:p>:m 食べた物</text:p>
          </table:table-cell>
          <table:table-cell table:style-name="ce17"/>
          <table:table-cell table:style-name="ce4"/>
          <table:table-cell table:style-name="ce4" office:value-type="string">
            <text:p>N-35-35-28.477478 E-139-34-49.434814</text:p>
          </table:table-cell>
          <table:table-cell table:style-name="ce37" table:formula="of:=IF([.E7]=&quot;&quot;;[.C7];CONCATENATE([.C7];&quot; / &quot;;[.E7]))" office:value-type="string" office:string-value=":m 食べた物">
            <text:p>:m 食べた物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4-02_03-42-12_000.jpg</text:p>
          </table:table-cell>
          <table:table-cell table:style-name="ce18" office:value-type="string">
            <text:p>:m other / log / 寝る前　ウェブ閲覧　記録　（for オナニー） / 了 </text:p>
          </table:table-cell>
          <table:table-cell table:style-name="ce18"/>
          <table:table-cell table:style-name="ce4"/>
          <table:table-cell table:style-name="ce4" office:value-type="string">
            <text:p>N-35-35-28.642272 E-139-34-49.215087</text:p>
          </table:table-cell>
          <table:table-cell table:style-name="ce37" table:formula="of:=IF([.E8]=&quot;&quot;;[.C8];CONCATENATE([.C8];&quot; / &quot;;[.E8]))" office:value-type="string" office:string-value=":m other / log / 寝る前　ウェブ閲覧　記録　（for オナニー） / 了 ">
            <text:p>:m other / log / 寝る前　ウェブ閲覧　記録　（for オナニー） / 了 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4-02_03-42-19_000.jpg</text:p>
          </table:table-cell>
          <table:table-cell table:style-name="ce19" office:value-type="string">
            <text:p>:m :PHOTO 寝た時刻 / 2020</text:p>
          </table:table-cell>
          <table:table-cell table:style-name="ce19"/>
          <table:table-cell table:style-name="ce4"/>
          <table:table-cell table:style-name="ce4" office:value-type="string">
            <text:p>N-35-35-28.642272 E-139-34-49.215087</text:p>
          </table:table-cell>
          <table:table-cell table:style-name="ce37" table:formula="of:=IF([.E9]=&quot;&quot;;[.C9];CONCATENATE([.C9];&quot; / &quot;;[.E9]))" office:value-type="string" office:string-value=":m :PHOTO 寝た時刻 / 2020">
            <text:p>:m :PHOTO 寝た時刻 / 202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4-02_12-21-59_000.jpg</text:p>
          </table:table-cell>
          <table:table-cell table:style-name="ce17" office:value-type="string">
            <text:p>:m :PHOTO 起きた時刻 / 2020</text:p>
          </table:table-cell>
          <table:table-cell table:style-name="ce17"/>
          <table:table-cell table:style-name="ce4"/>
          <table:table-cell table:style-name="ce4" office:value-type="string">
            <text:p>N-35-35-28.72467 E-139-34-49.379882</text:p>
          </table:table-cell>
          <table:table-cell table:style-name="ce37" table:formula="of:=IF([.E10]=&quot;&quot;;[.C10];CONCATENATE([.C10];&quot; / &quot;;[.E10]))" office:value-type="string" office:string-value=":m :PHOTO 起きた時刻 / 2020">
            <text:p>:m :PHOTO 起きた時刻 / 202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4-02_12-22-40_000.jpg</text:p>
          </table:table-cell>
          <table:table-cell table:style-name="ce20" office:value-type="string">
            <text:p>:m :th / topic=about-science / content=science-can-chagne-the-world;can-change-human</text:p>
          </table:table-cell>
          <table:table-cell table:style-name="ce17"/>
          <table:table-cell table:style-name="ce4"/>
          <table:table-cell table:style-name="ce4" office:value-type="string">
            <text:p>N-35-35-28.601074 E-139-34-49.434814</text:p>
          </table:table-cell>
          <table:table-cell table:style-name="ce37" table:formula="of:=IF([.E11]=&quot;&quot;;[.C11];CONCATENATE([.C11];&quot; / &quot;;[.E11]))" office:value-type="string" office:string-value=":m :th / topic=about-science / content=science-can-chagne-the-world;can-change-human">
            <text:p>:m :th / topic=about-science / content=science-can-chagne-the-world;can-change-human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2021-04-01_23-33-04_000.mid</text:p>
          </table:table-cell>
          <table:table-cell table:style-name="ce8" office:value-type="string">
            <text:p>:in-mid / app=perfect-piano / 演奏、play / id-2021-0401-1 / category=melody,inst=~,for=~,genre=~</text:p>
          </table:table-cell>
          <table:table-cell table:style-name="ce28"/>
          <table:table-cell table:style-name="ce4"/>
          <table:table-cell table:style-name="ce4"/>
          <table:table-cell table:style-name="ce37" table:formula="of:=IF([.E12]=&quot;&quot;;[.C12];CONCATENATE([.C12];&quot; / &quot;;[.E12]))" office:value-type="string" office:string-value=":in-mid / app=perfect-piano / 演奏、play / id-2021-0401-1 / category=melody,inst=~,for=~,genre=~">
            <text:p>:in-mid / app=perfect-piano / 演奏、play / id-2021-0401-1 / category=melody,inst=~,for=~,genre=~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4-02_12-28-15_000.mid</text:p>
          </table:table-cell>
          <table:table-cell table:style-name="ce8" office:value-type="string">
            <text:p>:in-mid / app=perfect-piano / 演奏、play / id-2021-0402-1 / category=melody,inst=~,for=~,genre=~</text:p>
          </table:table-cell>
          <table:table-cell table:style-name="ce28"/>
          <table:table-cell table:style-name="ce4"/>
          <table:table-cell table:style-name="ce4"/>
          <table:table-cell table:style-name="ce37" table:formula="of:=IF([.E13]=&quot;&quot;;[.C13];CONCATENATE([.C13];&quot; / &quot;;[.E13]))" office:value-type="string" office:string-value=":in-mid / app=perfect-piano / 演奏、play / id-2021-0402-1 / category=melody,inst=~,for=~,genre=~">
            <text:p>:in-mid / app=perfect-piano / 演奏、play / id-2021-0402-1 / category=melody,inst=~,for=~,genre=~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7" table:formula="of:=IF([.E14]=&quot;&quot;;[.C14];CONCATENATE([.C14];&quot; / &quot;;[.E14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7" table:formula="of:=IF([.E15]=&quot;&quot;;[.C15];CONCATENATE([.C15];&quot; / &quot;;[.E15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8"/>
          <table:table-cell table:style-name="ce4"/>
          <table:table-cell table:style-name="ce4"/>
          <table:table-cell table:style-name="ce37" table:formula="of:=IF([.E16]=&quot;&quot;;[.C16];CONCATENATE([.C16];&quot; / &quot;;[.E16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/>
          <table:table-cell table:style-name="ce4"/>
          <table:table-cell table:style-name="ce37" table:formula="of:=IF([.E17]=&quot;&quot;;[.C17];CONCATENATE([.C17];&quot; / &quot;;[.E17]))" office:value-type="float" office:value="0">
            <text:p>0</text:p>
          </table:table-cell>
          <table:table-cell table:style-name="ce4"/>
          <table:table-cell table:style-name="ce38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7" table:formula="of:=IF([.E18]=&quot;&quot;;[.C18];CONCATENATE([.C18];&quot; / &quot;;[.E1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7" table:formula="of:=IF([.E19]=&quot;&quot;;[.C19];CONCATENATE([.C19];&quot; / &quot;;[.E1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7" table:formula="of:=IF([.E20]=&quot;&quot;;[.C20];CONCATENATE([.C20];&quot; / &quot;;[.E2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21]=&quot;&quot;;[.C21];CONCATENATE([.C21];&quot; / &quot;;[.E2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8"/>
          <table:table-cell table:style-name="ce4"/>
          <table:table-cell table:style-name="ce4"/>
          <table:table-cell table:style-name="ce37" table:formula="of:=IF([.E22]=&quot;&quot;;[.C22];CONCATENATE([.C22];&quot; / &quot;;[.E2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23]=&quot;&quot;;[.C23];CONCATENATE([.C23];&quot; / &quot;;[.E2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24]=&quot;&quot;;[.C24];CONCATENATE([.C24];&quot; / &quot;;[.E2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25]=&quot;&quot;;[.C25];CONCATENATE([.C25];&quot; / &quot;;[.E2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26]=&quot;&quot;;[.C26];CONCATENATE([.C26];&quot; / &quot;;[.E2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8"/>
          <table:table-cell table:style-name="ce4"/>
          <table:table-cell table:style-name="ce4"/>
          <table:table-cell table:style-name="ce37" table:formula="of:=IF([.E27]=&quot;&quot;;[.C27];CONCATENATE([.C27];&quot; / &quot;;[.E2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7" table:formula="of:=IF([.E28]=&quot;&quot;;[.C28];CONCATENATE([.C28];&quot; / &quot;;[.E2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7" table:formula="of:=IF([.E29]=&quot;&quot;;[.C29];CONCATENATE([.C29];&quot; / &quot;;[.E2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7" table:formula="of:=IF([.E30]=&quot;&quot;;[.C30];CONCATENATE([.C30];&quot; / &quot;;[.E3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31]=&quot;&quot;;[.C31];CONCATENATE([.C31];&quot; / &quot;;[.E3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7" table:formula="of:=IF([.E32]=&quot;&quot;;[.C32];CONCATENATE([.C32];&quot; / &quot;;[.E3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33]=&quot;&quot;;[.C33];CONCATENATE([.C33];&quot; / &quot;;[.E3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34]=&quot;&quot;;[.C34];CONCATENATE([.C34];&quot; / &quot;;[.E3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8"/>
          <table:table-cell table:style-name="ce4"/>
          <table:table-cell table:style-name="ce4"/>
          <table:table-cell table:style-name="ce37" table:formula="of:=IF([.E35]=&quot;&quot;;[.C35];CONCATENATE([.C35];&quot; / &quot;;[.E3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7" table:formula="of:=IF([.E36]=&quot;&quot;;[.C36];CONCATENATE([.C36];&quot; / &quot;;[.E3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37]=&quot;&quot;;[.C37];CONCATENATE([.C37];&quot; / &quot;;[.E3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7" table:formula="of:=IF([.E38]=&quot;&quot;;[.C38];CONCATENATE([.C38];&quot; / &quot;;[.E3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7" table:formula="of:=IF([.E39]=&quot;&quot;;[.C39];CONCATENATE([.C39];&quot; / &quot;;[.E3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7" table:formula="of:=IF([.E40]=&quot;&quot;;[.C40];CONCATENATE([.C40];&quot; / &quot;;[.E4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8"/>
          <table:table-cell table:style-name="ce4"/>
          <table:table-cell table:style-name="ce4"/>
          <table:table-cell table:style-name="ce37" table:formula="of:=IF([.E41]=&quot;&quot;;[.C41];CONCATENATE([.C41];&quot; / &quot;;[.E4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7" table:formula="of:=IF([.E42]=&quot;&quot;;[.C42];CONCATENATE([.C42];&quot; / &quot;;[.E4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7" table:formula="of:=IF([.E43]=&quot;&quot;;[.C43];CONCATENATE([.C43];&quot; / &quot;;[.E4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7" table:formula="of:=IF([.E44]=&quot;&quot;;[.C44];CONCATENATE([.C44];&quot; / &quot;;[.E4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7" table:formula="of:=IF([.E45]=&quot;&quot;;[.C45];CONCATENATE([.C45];&quot; / &quot;;[.E4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7" table:formula="of:=IF([.E46]=&quot;&quot;;[.C46];CONCATENATE([.C46];&quot; / &quot;;[.E4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47]=&quot;&quot;;[.C47];CONCATENATE([.C47];&quot; / &quot;;[.E47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48]=&quot;&quot;;[.C48];CONCATENATE([.C48];&quot; / &quot;;[.E48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7" table:formula="of:=IF([.E49]=&quot;&quot;;[.C49];CONCATENATE([.C49];&quot; / &quot;;[.E49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0]=&quot;&quot;;[.C50];CONCATENATE([.C50];&quot; / &quot;;[.E50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1]=&quot;&quot;;[.C51];CONCATENATE([.C51];&quot; / &quot;;[.E51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2]=&quot;&quot;;[.C52];CONCATENATE([.C52];&quot; / &quot;;[.E52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3]=&quot;&quot;;[.C53];CONCATENATE([.C53];&quot; / &quot;;[.E53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4]=&quot;&quot;;[.C54];CONCATENATE([.C54];&quot; / &quot;;[.E54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8"/>
          <table:table-cell table:style-name="ce4"/>
          <table:table-cell table:style-name="ce4"/>
          <table:table-cell table:style-name="ce37" table:formula="of:=IF([.E55]=&quot;&quot;;[.C55];CONCATENATE([.C55];&quot; / &quot;;[.E55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8"/>
          <table:table-cell table:style-name="ce4"/>
          <table:table-cell table:style-name="ce4"/>
          <table:table-cell table:style-name="ce37" table:formula="of:=IF([.E56]=&quot;&quot;;[.C56];CONCATENATE([.C56];&quot; / &quot;;[.E56]))" office:value-type="float" office:value="0">
            <text:p>0</text:p>
          </table:table-cell>
          <table:table-cell table:style-name="ce38" table:number-columns-repeated="2"/>
          <table:table-cell table:number-columns-repeated="1015"/>
        </table:table-row>
        <table:table-row table:style-name="ro3" table:number-rows-repeated="3">
          <table:table-cell table:style-name="ce3"/>
          <table:table-cell table:style-name="ce4"/>
          <table:table-cell table:style-name="ce8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3" table:number-rows-repeated="6">
          <table:table-cell table:style-name="ce3"/>
          <table:table-cell table:style-name="ce4"/>
          <table:table-cell table:style-name="ce20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3" table:number-rows-repeated="5">
          <table:table-cell table:style-name="ce3"/>
          <table:table-cell table:style-name="ce4"/>
          <table:table-cell table:style-name="ce19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7" table:formula="of:=IF([.E72]=&quot;&quot;;[.C72];CONCATENATE([.C72];&quot; / &quot;;[.E72]))" office:value-type="string" office:string-value="-*">
            <text:p>-*</text:p>
          </table:table-cell>
          <table:table-cell table:style-name="ce38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19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3" table:number-rows-repeated="5">
          <table:table-cell table:style-name="ce3"/>
          <table:table-cell table:style-name="ce4"/>
          <table:table-cell table:style-name="ce8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 table:number-columns-repeated="2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3">
          <table:table-cell table:style-name="ce3"/>
          <table:table-cell table:style-name="ce4"/>
          <table:table-cell table:style-name="ce8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3" table:number-rows-repeated="2">
          <table:table-cell table:style-name="ce3"/>
          <table:table-cell table:style-name="ce4"/>
          <table:table-cell table:style-name="ce19"/>
          <table:table-cell table:style-name="ce28"/>
          <table:table-cell table:style-name="ce4" table:number-columns-repeated="2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3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7"/>
          <table:table-cell table:style-name="ce38" table:number-columns-repeated="2"/>
          <table:table-cell table:number-columns-repeated="1015"/>
        </table:table-row>
        <table:table-row table:style-name="ro3">
          <table:table-cell table:style-name="ce4" table:number-columns-repeated="2"/>
          <table:table-cell table:style-name="ce8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3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3" table:number-rows-repeated="103">
          <table:table-cell table:style-name="ce4" table:number-columns-repeated="6"/>
          <table:table-cell table:style-name="ce37"/>
          <table:table-cell table:number-columns-repeated="1017"/>
        </table:table-row>
        <table:table-row table:style-name="ro3">
          <table:table-cell table:style-name="ce5"/>
          <table:table-cell table:style-name="ce4"/>
          <table:table-cell table:style-name="ce28"/>
          <table:table-cell table:style-name="ce4" table:number-columns-repeated="3"/>
          <table:table-cell table:style-name="ce37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9"/>
          <table:table-cell table:number-columns-repeated="3"/>
          <table:table-cell table:style-name="ce37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30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1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1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2" table:formula="of:=COUNTBLANK([.$C$2:.C45])" office:value-type="float" office:value="32">
            <text:p>32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3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4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2" table:formula="of:=COUNTA([.$B$2:.$B29])" office:value-type="float" office:value="12">
            <text:p>12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4" office:value-type="string">
            <text:p>blanks</text:p>
          </table:table-cell>
          <table:table-cell table:style-name="ce35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2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2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2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2" table:formula="of:=COUNTIF([.$C$2:.$C29];[.B3011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2" table:formula="of:=COUNTIF([.$C$2:.$C29];[.B3011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2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4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40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40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40X-X / category=melody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40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40X-XX / loc=XX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J*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2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7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8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64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02">2021/04/02</text:date>, <text:time>13:26:41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4-02T13:26:41.28</dc:date>
    <dc:creator>iwabuchi ken</dc:creator>
    <meta:editing-duration>P32DT8H32M49S</meta:editing-duration>
    <meta:editing-cycles>12049</meta:editing-cycles>
    <meta:document-statistic meta:table-count="1" meta:cell-count="353" meta:object-count="0"/>
  </office:meta>
</office:document-meta>
</file>